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22">
      <style:table-cell-properties fo:padding="0.071cm"/>
      <style:text-properties style:font-name="Arial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2" table:default-cell-style-name="ce6"/>
        <table:table-column table:style-name="co3" table:number-columns-repeated="1021" table:default-cell-style-name="ce7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ignificance</text:p>
          </table:table-cell>
          <table:table-cell table:style-name="ce1" office:value-type="string" calcext:value-type="string">
            <text:p>CEIL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000000000</text:p>
          </table:table-cell>
          <table:table-cell table:style-name="ce2" office:value-type="float" office:value="1" calcext:value-type="float">
            <text:p>1.0000000000</text:p>
          </table:table-cell>
          <table:table-cell table:style-name="ce2" table:formula="of:=CEILING([.A2];[.B2])" office:value-type="float" office:value="3" calcext:value-type="float">
            <text:p>3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-2.5" calcext:value-type="float">
            <text:p>-2.5000000000</text:p>
          </table:table-cell>
          <table:table-cell table:style-name="ce3" office:value-type="float" office:value="-2" calcext:value-type="float">
            <text:p>-2.0000000000</text:p>
          </table:table-cell>
          <table:table-cell table:style-name="ce2" table:formula="of:=CEILING([.A3];[.B3])" office:value-type="float" office:value="-2" calcext:value-type="float">
            <text:p>-2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1.5" calcext:value-type="float">
            <text:p>1.5000000000</text:p>
          </table:table-cell>
          <table:table-cell table:style-name="ce2" office:value-type="float" office:value="0.1" calcext:value-type="float">
            <text:p>0.1000000000</text:p>
          </table:table-cell>
          <table:table-cell table:style-name="ce2" table:formula="of:=CEILING([.A4];[.B4])" office:value-type="float" office:value="1.5" calcext:value-type="float">
            <text:p>1.5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0.234" calcext:value-type="float">
            <text:p>0.2340000000</text:p>
          </table:table-cell>
          <table:table-cell table:style-name="ce3" office:value-type="float" office:value="0.01" calcext:value-type="float">
            <text:p>0.0100000000</text:p>
          </table:table-cell>
          <table:table-cell table:style-name="ce2" table:formula="of:=CEILING([.A5];[.B5])" office:value-type="float" office:value="0.24" calcext:value-type="float">
            <text:p>0.24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-8855" calcext:value-type="float">
            <text:p>-8855.0000000000</text:p>
          </table:table-cell>
          <table:table-cell table:style-name="ce2" office:value-type="float" office:value="-7037" calcext:value-type="float">
            <text:p>-7037.0000000000</text:p>
          </table:table-cell>
          <table:table-cell table:style-name="ce2" table:formula="of:=CEILING([.A6]; [.B6])" office:value-type="float" office:value="-7037" calcext:value-type="float">
            <text:p>-7037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11797" calcext:value-type="float">
            <text:p>11797.0000000000</text:p>
          </table:table-cell>
          <table:table-cell table:style-name="ce3" office:value-type="float" office:value="21916" calcext:value-type="float">
            <text:p>21916.0000000000</text:p>
          </table:table-cell>
          <table:table-cell table:style-name="ce2" table:formula="of:=CEILING([.A7]; [.B7])" office:value-type="float" office:value="21916" calcext:value-type="float">
            <text:p>21916.0000000000</text:p>
          </table:table-cell>
          <table:table-cell table:number-columns-repeated="1021"/>
        </table:table-row>
        <table:table-row table:style-name="ro2">
          <table:table-cell table:style-name="ce2" office:value-type="float" office:value="8365" calcext:value-type="float">
            <text:p>8365.0000000000</text:p>
          </table:table-cell>
          <table:table-cell table:style-name="ce2" office:value-type="float" office:value="32103" calcext:value-type="float">
            <text:p>32103.0000000000</text:p>
          </table:table-cell>
          <table:table-cell table:style-name="ce2" table:formula="of:=CEILING([.A8]; [.B8])" office:value-type="float" office:value="32103" calcext:value-type="float">
            <text:p>32103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32285" calcext:value-type="float">
            <text:p>32285.0000000000</text:p>
          </table:table-cell>
          <table:table-cell table:style-name="ce3" office:value-type="float" office:value="20479" calcext:value-type="float">
            <text:p>20479.0000000000</text:p>
          </table:table-cell>
          <table:table-cell table:style-name="ce2" table:formula="of:=CEILING([.A9]; [.B9])" office:value-type="float" office:value="40958" calcext:value-type="float">
            <text:p>40958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10450" calcext:value-type="float">
            <text:p>10450.0000000000</text:p>
          </table:table-cell>
          <table:table-cell table:style-name="ce2" office:value-type="float" office:value="21762" calcext:value-type="float">
            <text:p>21762.0000000000</text:p>
          </table:table-cell>
          <table:table-cell table:style-name="ce2" table:formula="of:=CEILING([.A10]; [.B10])" office:value-type="float" office:value="21762" calcext:value-type="float">
            <text:p>21762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30612" calcext:value-type="float">
            <text:p>30612.0000000000</text:p>
          </table:table-cell>
          <table:table-cell table:style-name="ce3" office:value-type="float" office:value="32646" calcext:value-type="float">
            <text:p>32646.0000000000</text:p>
          </table:table-cell>
          <table:table-cell table:style-name="ce2" table:formula="of:=CEILING([.A11]; [.B11])" office:value-type="float" office:value="32646" calcext:value-type="float">
            <text:p>32646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5853" calcext:value-type="float">
            <text:p>5853.0000000000</text:p>
          </table:table-cell>
          <table:table-cell table:style-name="ce2" office:value-type="float" office:value="896" calcext:value-type="float">
            <text:p>896.0000000000</text:p>
          </table:table-cell>
          <table:table-cell table:style-name="ce2" table:formula="of:=CEILING([.A12]; [.B12])" office:value-type="float" office:value="6272" calcext:value-type="float">
            <text:p>6272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28100" calcext:value-type="float">
            <text:p>28100.0000000000</text:p>
          </table:table-cell>
          <table:table-cell table:style-name="ce3" office:value-type="float" office:value="7281" calcext:value-type="float">
            <text:p>7281.0000000000</text:p>
          </table:table-cell>
          <table:table-cell table:style-name="ce2" table:formula="of:=CEILING([.A13]; [.B13])" office:value-type="float" office:value="29124" calcext:value-type="float">
            <text:p>29124.0000000000</text:p>
          </table:table-cell>
          <table:table-cell table:number-columns-repeated="1021"/>
        </table:table-row>
        <table:table-row table:style-name="ro2">
          <table:table-cell table:style-name="ce2" office:value-type="float" office:value="1142" calcext:value-type="float">
            <text:p>1142.0000000000</text:p>
          </table:table-cell>
          <table:table-cell table:style-name="ce2" office:value-type="float" office:value="5292" calcext:value-type="float">
            <text:p>5292.0000000000</text:p>
          </table:table-cell>
          <table:table-cell table:style-name="ce2" table:formula="of:=CEILING([.A14]; [.B14])" office:value-type="float" office:value="5292" calcext:value-type="float">
            <text:p>5292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281" calcext:value-type="float">
            <text:p>281.0000000000</text:p>
          </table:table-cell>
          <table:table-cell table:style-name="ce3" office:value-type="float" office:value="3522" calcext:value-type="float">
            <text:p>3522.0000000000</text:p>
          </table:table-cell>
          <table:table-cell table:style-name="ce2" table:formula="of:=CEILING([.A15]; [.B15])" office:value-type="float" office:value="3522" calcext:value-type="float">
            <text:p>3522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20537" calcext:value-type="float">
            <text:p>20537.0000000000</text:p>
          </table:table-cell>
          <table:table-cell table:style-name="ce2" office:value-type="float" office:value="15454" calcext:value-type="float">
            <text:p>15454.0000000000</text:p>
          </table:table-cell>
          <table:table-cell table:style-name="ce2" table:formula="of:=CEILING([.A16]; [.B16])" office:value-type="float" office:value="30908" calcext:value-type="float">
            <text:p>30908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15921" calcext:value-type="float">
            <text:p>15921.0000000000</text:p>
          </table:table-cell>
          <table:table-cell table:style-name="ce3" office:value-type="float" office:value="25951" calcext:value-type="float">
            <text:p>25951.0000000000</text:p>
          </table:table-cell>
          <table:table-cell table:style-name="ce2" table:formula="of:=CEILING([.A17]; [.B17])" office:value-type="float" office:value="25951" calcext:value-type="float">
            <text:p>25951.0000000000</text:p>
          </table:table-cell>
          <table:table-cell table:number-columns-repeated="1021"/>
        </table:table-row>
        <table:table-row table:style-name="ro2">
          <table:table-cell table:style-name="ce2" office:value-type="float" office:value="-8945" calcext:value-type="float">
            <text:p>-8945.0000000000</text:p>
          </table:table-cell>
          <table:table-cell table:style-name="ce2" office:value-type="float" office:value="-162" calcext:value-type="float">
            <text:p>-162.0000000000</text:p>
          </table:table-cell>
          <table:table-cell table:style-name="ce2" table:formula="of:=CEILING([.A18]; [.B18];0)" office:value-type="float" office:value="-8910" calcext:value-type="float">
            <text:p>-8910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26285" calcext:value-type="float">
            <text:p>26285.0000000000</text:p>
          </table:table-cell>
          <table:table-cell table:style-name="ce3" office:value-type="float" office:value="28276" calcext:value-type="float">
            <text:p>28276.0000000000</text:p>
          </table:table-cell>
          <table:table-cell table:style-name="ce2" table:formula="of:=CEILING([.A19]; [.B19];0)" office:value-type="float" office:value="28276" calcext:value-type="float">
            <text:p>28276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2997" calcext:value-type="float">
            <text:p>2997.0000000000</text:p>
          </table:table-cell>
          <table:table-cell table:style-name="ce2" office:value-type="float" office:value="22695" calcext:value-type="float">
            <text:p>22695.0000000000</text:p>
          </table:table-cell>
          <table:table-cell table:style-name="ce2" table:formula="of:=CEILING([.A20]; [.B20];0)" office:value-type="float" office:value="22695" calcext:value-type="float">
            <text:p>22695.0000000000</text:p>
          </table:table-cell>
          <table:table-cell table:number-columns-repeated="1021"/>
        </table:table-row>
        <table:table-row table:style-name="ro2">
          <table:table-cell table:style-name="ce3" office:value-type="float" office:value="-14656" calcext:value-type="float">
            <text:p>-14656.0000000000</text:p>
          </table:table-cell>
          <table:table-cell table:style-name="ce2" office:value-type="float" office:value="-2657" calcext:value-type="float">
            <text:p>-2657.0000000000</text:p>
          </table:table-cell>
          <table:table-cell table:style-name="ce2" table:formula="of:=CEILING([.A21]; [.B21];0)" office:value-type="float" office:value="-13285" calcext:value-type="float">
            <text:p>-13285.0000000000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 table:number-rows-repeated="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2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940">
          <table:table-cell table:style-name="ce4"/>
          <table:table-cell table:style-name="ce3"/>
          <table:table-cell table:style-name="ce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1-11T15:08:56.845000000</dc:date>
    <meta:editing-duration>PT1H26M49S</meta:editing-duration>
    <meta:editing-cycles>18</meta:editing-cycles>
    <meta:document-statistic meta:table-count="1" meta:cell-count="63" meta:object-count="0"/>
  </office:meta>
</office:document-meta>
</file>